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31">
        <text:list-item>
          <text:p text:style-name="P131">Hardware specifications</text:p>
        </text:list-item>
        <text:list-item>
          <text:p text:style-name="P131">Benchmark scripts are reproducible (add link here)</text:p>
        </text:list-item>
        <text:list-item>
          <text:p text:style-name="P131">Multiple runs were done for each measurement to ensure consistenly</text:p>
        </text:list-item>
      </text:list>
      <text:h text:style-name="Heading_20_2" text:outline-level="2"><text:bookmark-start text:name="access-methods"/>Access Methods<text:bookmark-end text:name="access-methods"/></text:h>
      <text:list text:style-name="L132">
        <text:list-item>
          <text:p text:style-name="P132">Latency for technologies</text:p>
          <text:list text:style-name="L133">
            <text:list-item>
              <text:p text:style-name="P133">Compared to disk and memory, all three other access methods (userfaultfd, direct mounts, managed mounts) are slow</text:p>
            </text:list-item>
            <text:list-item>
              <text:p text:style-name="P133">Latency of accessing a chunk on userfaultfd is 15x slower than on disk</text:p>
            </text:list-item>
            <text:list-item>
              <text:p text:style-name="P133">Latency of accessing a chunk on direct mounts is 28x slower than on disk, almost double the latency of <text:span text:style-name="Source_Text">userfaultfd</text:span></text:p>
            </text:list-item>
            <text:list-item>
              <text:p text:style-name="P133">Managed mounts is 40x slower than disk</text:p>
            </text:list-item>
            <text:list-item>
              <text:p text:style-name="P133">It is however important to consider the total scale: All of these are in the scale of µs</text:p>
            </text:list-item>
            <text:list-item>
              <text:p text:style-name="P133">Interesting to see that managed mounts have a significantly higher latency</text:p>
            </text:list-item>
            <text:list-item>
              <text:p text:style-name="P133">Looking at the distribution, we can see a similar pattern</text:p>
            </text:list-item>
            <text:list-item>
              <text:p text:style-name="P133">Spread for managed mount is the smallest, but there are significant outliers up until 1750 µs</text:p>
            </text:list-item>
            <text:list-item>
              <text:p text:style-name="P133">Direct mounts has the highest spread of the access methods</text:p>
            </text:list-item>
            <text:list-item>
              <text:p text:style-name="P133">Up until now we took a look at 0ms RTT, meaning that we connected the backend to the mount/userfault handler directly</text:p>
            </text:list-item>
            <text:list-item>
              <text:p text:style-name="P133">If we take a look at how it behaves as the RTT changes, we get a different story</text:p>
            </text:list-item>
            <text:list-item>
              <text:p text:style-name="P133">Both userfaultfd and direct mounts first chunk latency grows linearly</text:p>
            </text:list-item>
            <text:list-item>
              <text:p text:style-name="P133">For managed mount, the latency gets slightly higher up to a RTT of 25ms, but even then max. 1/2 the RTT of the latency that is expected compared to the direct mount of userfaultfd</text:p>
            </text:list-item>
            <text:list-item>
              <text:p text:style-name="P133">After 25ms, the first chunk latency is the same or lower as it was for 0 RTT</text:p>
            </text:list-item>
            <text:list-item>
              <text:p text:style-name="P133">Similar pattern if workers are tuned for managed mounts</text:p>
            </text:list-item>
            <text:list-item>
              <text:p text:style-name="P133">For zero workers, latency grows almost linearly with the RTT</text:p>
            </text:list-item>
            <text:list-item>
              <text:p text:style-name="P133">If more than 0 workers are used, the latency keeps growing almost linearly, until it peaks at 10ms and then drops down to the pre-0ms value</text:p>
            </text:list-item>
          </text:list>
        </text:list-item>
        <text:list-item>
          <text:p text:style-name="P132">Throughput for technologies</text:p>
          <text:list text:style-name="L134">
            <text:list-item>
              <text:p text:style-name="P134">For throughput of the memory, disk, userfaultfd, direct mounts and managed mounts access methods, we can see similar trends but some distinctions</text:p>
            </text:list-item>
            <text:list-item>
              <text:p text:style-name="P134">Memory has the highest throughput at over 20 GB/s</text:p>
            </text:list-item>
            <text:list-item>
              <text:p text:style-name="P134">This however is not followed by the disk as it was in latency, but rather by the direct mounts (at 2.8GB/s) and managed mounts (2.4GBs)</text:p>
            </text:list-item>
            <text:list-item>
              <text:p text:style-name="P134">The disk is at 2.3GB/s, while userfaultfd falls behind at 450 MB/s</text:p>
            </text:list-item>
            <text:list-item>
              <text:p text:style-name="P134">If we only look at userfaultfd, managed mounts and direct mounts this different between the access methods becomes more clear</text:p>
            </text:list-item>
            <text:list-item>
              <text:p text:style-name="P134">When it comes to the throughput distribution, userfaultfd has the lowest spread, while managed mounts has the highest, closely followed by direct mounts</text:p>
            </text:list-item>
            <text:list-item>
              <text:p text:style-name="P134">Interestingly, the median of direct mounts is especially high compared to the other access methods</text:p>
            </text:list-item>
            <text:list-item>
              <text:p text:style-name="P134">As with latency, the results are very different if the RTT increases</text:p>
            </text:list-item>
            <text:list-item>
              <text:p text:style-name="P134">Direct mounts and userfaultfd drop to below 10MB/s and 1MB/s respectively after the RTT reaches 6ms and continue to drop as the RTT increases</text:p>
            </text:list-item>
            <text:list-item>
              <text:p text:style-name="P134">Managed mounts also drop, but much less drastically, even at a RTT of 25ms the throughput is still at over 500MB/s</text:p>
            </text:list-item>
            <text:list-item>
              <text:p text:style-name="P134">If the RTT is lower than 10ms, almost 1GB/s can still be achieved with managed mounts</text:p>
            </text:list-item>
            <text:list-item>
              <text:p text:style-name="P134">Similar results to what was measured with latency can be seen with different pull worker counts for the managed mount as RTT increases</text:p>
            </text:list-item>
            <text:list-item>
              <text:p text:style-name="P134">Low worker counts have good performance at 0ms RTT</text:p>
            </text:list-item>
            <text:list-item>
              <text:p text:style-name="P134">As RTT increases, the higher the pull worker count, the higher the throughput continues to be</text:p>
            </text:list-item>
            <text:list-item>
              <text:p text:style-name="P134">For 16384 workers, throughput can be kept at consistently over 1GB/s even at 30ms latency</text:p>
            </text:list-item>
          </text:list>
        </text:list-item>
        <text:list-item>
          <text:p text:style-name="P132">Write throughput for technologies</text:p>
          <text:list text:style-name="L135">
            <text:list-item>
              <text:p text:style-name="P135">So far we’ve looked at read throughput</text:p>
            </text:list-item>
            <text:list-item>
              <text:p text:style-name="P135">For a migration/remote access usecase that mostly makes sense</text:p>
            </text:list-item>
            <text:list-item>
              <text:p text:style-name="P135">But for completeness, data for write throughput is also available</text:p>
            </text:list-item>
            <text:list-item>
              <text:p text:style-name="P135">Note that the file is opened with O_DIRECT for this benchmark, causing additional overhead when writing, but also - for benchmark purposes - don’t require <text:span text:style-name="Source_Text">msync</text:span></text:p>
            </text:list-item>
            <text:list-item>
              <text:p text:style-name="P135">As RTT increases, managed mounts have much better write performance</text:p>
            </text:list-item>
            <text:list-item>
              <text:p text:style-name="P135">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36">
        <text:list-item>
          <text:p text:style-name="P136">Mount initialization time</text:p>
          <text:list text:style-name="L137">
            <text:list-item>
              <text:p text:style-name="P137">There are two diffent ways to check for whether a device is ready: Polling or subscribing to the udev events</text:p>
            </text:list-item>
            <text:list-item>
              <text:p text:style-name="P137">Initialization time for udev is higher on average than the polling method</text:p>
            </text:list-item>
            <text:list-item>
              <text:p text:style-name="P137">Spread is similar for both methods</text:p>
            </text:list-item>
          </text:list>
        </text:list-item>
        <text:list-item>
          <text:p text:style-name="P136">Pre-emptive pulls</text:p>
          <text:list text:style-name="L138">
            <text:list-item>
              <text:p text:style-name="P138">When looking at pre-emptive pulls as RTT increases, the role of workers becomes apparent</text:p>
            </text:list-item>
            <text:list-item>
              <text:p text:style-name="P138">The higher the worker count is, the more data can be pulled</text:p>
            </text:list-item>
            <text:list-item>
              <text:p text:style-name="P138">While for 4096 workers, almost 40 MB can be pulled pre-emptively at 7ms, this drops to 20 MB for 2048 workers, 5 MB for 512 workers and continues to drop</text:p>
            </text:list-item>
            <text:list-item>
              <text:p text:style-name="P138">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39">
        <text:list-item>
          <text:p text:style-name="P139">Server vs. client-side chunking</text:p>
          <text:list text:style-name="L140">
            <text:list-item>
              <text:p text:style-name="P140">Chunking can be done on either client- or server-side for both direct and managed mount</text:p>
            </text:list-item>
            <text:list-item>
              <text:p text:style-name="P140">It is clear that unless the RTT is 0, managed mounts yield significantly higher throughput than direct mounts of both server- and client side chunking</text:p>
            </text:list-item>
            <text:list-item>
              <text:p text:style-name="P140">When looking at the direct mounts, server-side chunking is very fast for 0ms RTT at almost 500 MB/s throughput, but drops very quickly to 75MB/s at 1ms, 40MB/s at 2ms, and continues to drop down to just over 5MB/s at 20ms RTT</text:p>
            </text:list-item>
            <text:list-item>
              <text:p text:style-name="P140">For client-side chunking, the result is lower at just 30MB/s even at a 0ms RTT, and then continues to drop steadily it reaches 4.5MB/s at 20ms RTT</text:p>
            </text:list-item>
            <text:list-item>
              <text:p text:style-name="P140">Looking at managed mounts the scenario is very different</text:p>
            </text:list-item>
            <text:list-item>
              <text:p text:style-name="P140">Throughput also declines as RTT increases, but less drastically</text:p>
            </text:list-item>
            <text:list-item>
              <text:p text:style-name="P140">Server-side chunking has much higher throughputs, at 450MB/s at 0ms RTT vs. 230MB/s at 0ms for the client-side chunking</text:p>
            </text:list-item>
            <text:list-item>
              <text:p text:style-name="P140">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41">
        <text:list-item>
          <text:p text:style-name="P141">Throughput for RPC frameworks</text:p>
          <text:list text:style-name="L142">
            <text:list-item>
              <text:p text:style-name="P142">Looking at the performance for dudirekta, gRPC and fRPC for managed and direct mounts, quite drastic throughput differences can be seen as the RTT increases</text:p>
            </text:list-item>
            <text:list-item>
              <text:p text:style-name="P142">While for 0 RTT, the direct mounts provide the best throughput in line with the measurements for the different access technologies, the throughput drops drastically as RTT increases compared to managed mounts</text:p>
            </text:list-item>
            <text:list-item>
              <text:p text:style-name="P142">In general, dudirekta has much lower throughput than both gRPC and fRPC</text:p>
            </text:list-item>
            <text:list-item>
              <text:p text:style-name="P142">When looking at direct mounts specifically, the sharp difference between dudirekta and gRPC/RPC is visible</text:p>
            </text:list-item>
            <text:list-item>
              <text:p text:style-name="P142">While at 0 RTT, fRPC is at 390MB/s and gRPC is at 500MB/s, dudirekta reaches just 50MB/s</text:p>
            </text:list-item>
            <text:list-item>
              <text:p text:style-name="P142">At 2ms, throughput for all RPC frameworks drop drastically as the RTT increases, with fRPC and gRPC both reaching 40MB/s, and Dudirekta dropping to just 20MB/s</text:p>
            </text:list-item>
            <text:list-item>
              <text:p text:style-name="P142">All three RPC frameworks reach a throughput of just 7 MB/s at 14ms, and then continue to decrease until they reach 3 MB/s at 40ms</text:p>
            </text:list-item>
            <text:list-item>
              <text:p text:style-name="P142">For managed mounts, there is a similarly stark difference between dudirekta and the other RPC frameworks</text:p>
            </text:list-item>
            <text:list-item>
              <text:p text:style-name="P142">Dudirekta’s throughput stays consistently low, at an average of 45MB/s, interestingly performing better in the &gt;20ms RTT section</text:p>
            </text:list-item>
            <text:list-item>
              <text:p text:style-name="P142">Like in direct mounts, gRPC manages to outperform fRPC at 0ms RTT at 395MB/s vs. 250MB/s, but fRPC gets consistenly higher values starting at 2ms RTT</text:p>
            </text:list-item>
            <text:list-item>
              <text:p text:style-name="P142">fRPC has a better throughput than gRPC on average, managing to keep above 300MB/s throughput until 25ms RTT, while gRPC drops to below this after 14ms RTT</text:p>
            </text:list-item>
            <text:list-item>
              <text:p text:style-name="P142">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43">
        <text:list-item>
          <text:p text:style-name="P143">Latency for backends</text:p>
          <text:list text:style-name="L144">
            <text:list-item>
              <text:p text:style-name="P144">Average first chunk latency for memory, file, directory, Redis and Cassandra backends at 0ms RTT are all similar and within µs range</text:p>
            </text:list-item>
            <text:list-item>
              <text:p text:style-name="P144">The latency for accessing Redis is the lowest at 2.5µs</text:p>
            </text:list-item>
            <text:list-item>
              <text:p text:style-name="P144">Looking at the latency distribution, Redis once again is visible as having both the smallest amount of spread and the lowest amount of latency</text:p>
            </text:list-item>
            <text:list-item>
              <text:p text:style-name="P144">Memory and S3 stick out for having a low amount of outlyers when it comes to first chunk latency, while the directory backend is notable for it’s significant spread</text:p>
            </text:list-item>
          </text:list>
        </text:list-item>
        <text:list-item>
          <text:p text:style-name="P143">Throughput for backends</text:p>
          <text:list text:style-name="L145">
            <text:list-item>
              <text:p text:style-name="P145">When looking at throughput, the backends have significantly more different characteristics compared to latency</text:p>
            </text:list-item>
            <text:list-item>
              <text:p text:style-name="P145">File and memory consistently have high throughput</text:p>
            </text:list-item>
            <text:list-item>
              <text:p text:style-name="P145">For direct mounts, file throughput is higher than memory througput at 2081 MB/s vs 1630MB/s on average respectively</text:p>
            </text:list-item>
            <text:list-item>
              <text:p text:style-name="P145">For managed mounts, this increases to 2372MB/s vs. 2178MB/s respectively</text:p>
            </text:list-item>
            <text:list-item>
              <text:p text:style-name="P145">When comparing the direct vs. managed mount values, Cassandra and the remote backends in general show vast differences in throughput</text:p>
            </text:list-item>
            <text:list-item>
              <text:p text:style-name="P145">Cassandra reaches almost 700MB/s for a managed mount, while it falls to 3MB/s when using a direct one</text:p>
            </text:list-item>
            <text:list-item>
              <text:p text:style-name="P145">Similarly so, for Redis and the directory backend, direct mounts are roughly 3.5 times slower than the managed mounts, while for S3 it is 5.5 times slower</text:p>
            </text:list-item>
            <text:list-item>
              <text:p text:style-name="P145">When looking at the throughput for the direct mounts with the option of having remote access, Redis has a much higher average throughput at 114MB/s compared to both Cassandra at 3MB/s and S3 at 8MB/s</text:p>
            </text:list-item>
            <text:list-item>
              <text:p text:style-name="P145">For managed mounts, Cassandra performs better than both S3 and Redis, managing 689MB/s compared to 439MB/s for Redis and 44 MB/s for S3</text:p>
            </text:list-item>
            <text:list-item>
              <text:p text:style-name="P145">The throughput distribution for the different backends with direct mounts is similarly interesting</text:p>
            </text:list-item>
            <text:list-item>
              <text:p text:style-name="P145">A logarithmic Y axis is used to show the kernel density estimation for Redis, which has a much wider spread compared to Redis and S3, but is also consistently higher than both even with this spread</text:p>
            </text:list-item>
            <text:list-item>
              <text:p text:style-name="P145">For managed mounts, Cassandra has a high spread but also the highest throughput, while Redis has the lowest</text:p>
            </text:list-item>
            <text:list-item>
              <text:p text:style-name="P145">S3 is also noticable here again for having a consistently lower througput compared to both alternatives, with an average spread</text:p>
            </text:list-item>
            <text:list-item>
              <text:p text:style-name="P145">When looking at average throughput for direct mounts, all backends see their throughput drop drastically as RTT increases</text:p>
            </text:list-item>
            <text:list-item>
              <text:p text:style-name="P145">Memory and file have vey high throughputs above 1.4GB/s at 0MS RTT, while Redis achieves just 140MB/s as the closest network-capable alternative</text:p>
            </text:list-item>
            <text:list-item>
              <text:p text:style-name="P145">Directory noticably has a lower throughput than Redis, despite not being network-capable</text:p>
            </text:list-item>
            <text:list-item>
              <text:p text:style-name="P145">All other technologies are at below 15MB/s for direct mounts, even at 0ms RTT, and all technologies towards below 3MB/s at 40ms for direct mounts</text:p>
            </text:list-item>
            <text:list-item>
              <text:p text:style-name="P145">When looking at the network-capable backends in isolation, the difference between Redis and the others in direct mount performance is striking, but all trend towards low throughput as the RTT increases</text:p>
            </text:list-item>
            <text:list-item>
              <text:p text:style-name="P145">For managed mounts, the memory and file backends again outperform all other options at over 2.5GB/s, while the closest network-capable technology reaches just 660MB/s</text:p>
            </text:list-item>
            <text:list-item>
              <text:p text:style-name="P145">Similarly to the latency, all technologies trend towards a similar throughput as RTT increases, with sharp drops for the memory and file backends after 2ms</text:p>
            </text:list-item>
            <text:list-item>
              <text:p text:style-name="P145">Noticably, both the directory and S3 backends underperform, even for managed mounts, dropping down to just 55MB/s at 40ms RTT</text:p>
            </text:list-item>
            <text:list-item>
              <text:p text:style-name="P145">When looking at just the network-capable backends, it is clear again that S3 underperforms drastically</text:p>
            </text:list-item>
            <text:list-item>
              <text:p text:style-name="P145">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46">
        <text:list-item>
          <text:p text:style-name="P146">By using <text:span text:style-name="Source_Text">userfaultfd</text:span> we are able to map almost any object into memory</text:p>
        </text:list-item>
        <text:list-item>
          <text:p text:style-name="P146">This approach is very clean and has comparatively little overhead, but also has significant architecture-related problems that limit its uses</text:p>
        </text:list-item>
        <text:list-item>
          <text:p text:style-name="P14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46">This prevents us from using this approach for remote resources that update over time</text:p>
        </text:list-item>
        <text:list-item>
          <text:p text:style-name="P146">Also prevents us from using it for things that might have concurrent writers/shared resources, since there would be no way of updating the conflicting section</text:p>
        </text:list-item>
        <text:list-item>
          <text:p text:style-name="P146">Essentially makes this system only usable for a read-only “mount” of a remote resource, not really synchronization</text:p>
        </text:list-item>
        <text:list-item>
          <text:p text:style-name="P146">Only a viable solution for post-copy migration</text:p>
        </text:list-item>
        <text:list-item>
          <text:p text:style-name="P146">Also prevents pulling chunks before they are being accessed without additional layers of indirection</text:p>
        </text:list-item>
        <text:list-item>
          <text:p text:style-name="P146">The <text:span text:style-name="Source_Text">userfaultfd</text:span> API socket is also synchronous, so each chunk needs to be sent one after the other, meaning that it is very vulnerable to long RTT values</text:p>
        </text:list-item>
        <text:list-item>
          <text:p text:style-name="P146">Also means that the initial latency will be at minimum the RTT to the remote source, and (without caching) so will be each future request</text:p>
        </text:list-item>
        <text:list-item>
          <text:p text:style-name="P146">Has faster acccess latency compared to direct mounts and managed mounts at 0 RTT</text:p>
        </text:list-item>
        <text:list-item>
          <text:p text:style-name="P146">Latency grows with RTT linearly as with direct mounts because there are no background pulls and no pre-emptive pulls like for managed mounts</text:p>
        </text:list-item>
        <text:list-item>
          <text:p text:style-name="P146">Significantly lower througput than direct mounts and managed mounts, esp. compared to managed mounts due to linear access</text:p>
        </text:list-item>
        <text:list-item>
          <text:p text:style-name="P146">Has a lower spread than direct mounts and managed mounts, but even with the more predictable throughput, its still consistently slower than both</text:p>
        </text:list-item>
        <text:list-item>
          <text:p text:style-name="P146">For high RTT, it becomes essentially unusable</text:p>
        </text:list-item>
        <text:list-item>
          <text:p text:style-name="P14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47">
        <text:list-item>
          <text:p text:style-name="P147">Similarly to <text:span text:style-name="Source_Text">userfaultfd</text:span>, this system also has limitations</text:p>
        </text:list-item>
        <text:list-item>
          <text:p text:style-name="P147">While <text:span text:style-name="Source_Text">userfaultfd</text:span> was only able to catch reads, this system is only able to catch writes to the file</text:p>
        </text:list-item>
        <text:list-item>
          <text:p text:style-name="P147">Only a viable solution for pre-copy migration</text:p>
        </text:list-item>
        <text:list-item>
          <text:p text:style-name="P147">Essentially this system is write-only, and it is very inefficient to add hosts to the network later on</text:p>
        </text:list-item>
        <text:list-item>
          <text:p text:style-name="P147">As a result, if there are many possible destinations to migrate state too, a star-based architecture with a central forwarding hub can be used</text:p>
        </text:list-item>
        <text:list-item>
          <text:p text:style-name="P147">The static topology of this approach can be used to only ever require hashing on one of the destinations and the source instead of all of them</text:p>
        </text:list-item>
        <text:list-item>
          <text:p text:style-name="P147">This way, we only need to push the changes to one component (the hub), instead of having to push them to each destination on their own</text:p>
        </text:list-item>
        <text:list-item>
          <text:p text:style-name="P147">The hub simply forwards the messages to all the other destinations</text:p>
        </text:list-item>
        <text:list-item>
          <text:p text:style-name="P147">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48">
        <text:list-item>
          <text:p text:style-name="P148">FUSE can provide both a solution for pre- and post-copy migration</text:p>
        </text:list-item>
        <text:list-item>
          <text:p text:style-name="P148">FUSE also has downsides</text:p>
        </text:list-item>
        <text:list-item>
          <text:p text:style-name="P148">It operates in user space, which means that it needs to do context switching, esp. compared to a file system in kernel space</text:p>
        </text:list-item>
        <text:list-item>
          <text:p text:style-name="P148">Some advanced file system features aren’t available for a FUSE</text:p>
        </text:list-item>
        <text:list-item>
          <text:p text:style-name="P148">The overhead of FUSE (and implementing a completely custom file system) for synchronizing memory is significant</text:p>
        </text:list-item>
        <text:list-item>
          <text:p text:style-name="P148">The optimal solution would be to not expose a full file system to track changes, but rather a single file</text:p>
        </text:list-item>
        <text:list-item>
          <text:p text:style-name="P148">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49">
        <text:list-item>
          <text:p text:style-name="P149">Have a high spread/are unpredictable when from a first chunk latency perspective at 0ms RTT, but is more predictable when it comes to throughput</text:p>
        </text:list-item>
        <text:list-item>
          <text:p text:style-name="P149">First chunk latency grows linearly like userfaultfd as RTT increases, because there are no pre-emptive pulls</text:p>
        </text:list-item>
        <text:list-item>
          <text:p text:style-name="P149">Has the highest throughput at 0ms RTT, even higher than managed mounts, because the duplicate I/O operations for the background pull are not necessary</text:p>
        </text:list-item>
        <text:list-item>
          <text:p text:style-name="P149">Throughput doesn’t drop as rapidly as userfaultfd, but still significantly because there is no background pulls, all data needs to be accessed one by one</text:p>
        </text:list-item>
        <text:list-item>
          <text:p text:style-name="P149">Write speed is subpar because writes need to be delivered directly remotely, as there are no background pushes compared to managed mounts</text:p>
        </text:list-item>
        <text:list-item>
          <text:p text:style-name="P149">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50">
        <text:list-item>
          <text:p text:style-name="P150">Have an internal overhead due to duplicate I/O operations for background pull, resulting in worse throughput for low (esp. 0ms) RTT scenarios and higher inital latencies</text:p>
        </text:list-item>
        <text:list-item>
          <text:p text:style-name="P150">As soon as the RTT reaches levels more typical for a WAN deployment, this becomes</text:p>
        </text:list-item>
        <text:list-item>
          <text:p text:style-name="P150">Tuning the background workers can substantially increase the throughput values, since data can be accessed in parallel</text:p>
        </text:list-item>
        <text:list-item>
          <text:p text:style-name="P150">Pull priority function can allow for even more optimized pulls</text:p>
        </text:list-item>
        <text:list-item>
          <text:p text:style-name="P150">Pre-emptive pulls can significantly reduce initial chunk latency, since multiple MB can be pulled before the device is open</text:p>
        </text:list-item>
        <text:list-item>
          <text:p text:style-name="P150">Higher worker counts can significanlty increase the amount of chunks that can be pre-emptively pulled</text:p>
        </text:list-item>
        <text:list-item>
          <text:p text:style-name="P150">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50">Write throughput for managed mounts is significantly better than that of the direct mounts, since writes only go to the local backend, and are then asynchronously synced to the remote using the periodic background push system</text:p>
        </text:list-item>
        <text:list-item>
          <text:p text:style-name="P150">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51">
        <text:list-item>
          <text:p text:style-name="P151">In general, server-side chunking should always be preferred due to the much better throughput</text:p>
        </text:list-item>
        <text:list-item>
          <text:p text:style-name="P151">For direct mounts, due to the linear access, the throughput is low for both server- and client-side chunking due to linear access as RTT increases, but server-side chunking is much more performant in this circumstance for low RTTs</text:p>
        </text:list-item>
        <text:list-item>
          <text:p text:style-name="P151">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52">
        <text:list-item>
          <text:p text:style-name="P152">Dudirekta</text:p>
          <text:list text:style-name="L153">
            <text:list-item>
              <text:p text:style-name="P153">Consistently has lower throughput than the alternaties</text:p>
            </text:list-item>
            <text:list-item>
              <text:p text:style-name="P153">Performs better for managed mounts than direct mounts thanks to support for concurrent RPCs</text:p>
            </text:list-item>
            <text:list-item>
              <text:p text:style-name="P153">Less sensistive to RTT compared to gRPC and fRPC for managed mounts</text:p>
            </text:list-item>
            <text:list-item>
              <text:p text:style-name="P153">Even with managed mounts, much worse throughput compared to both due to no connection pooling support</text:p>
            </text:list-item>
            <text:list-item>
              <text:p text:style-name="P153">Remains a good option for prototyping due to lower development overhead and transport layer independence</text:p>
            </text:list-item>
          </text:list>
        </text:list-item>
        <text:list-item>
          <text:p text:style-name="P152">gRPC</text:p>
          <text:list text:style-name="L154">
            <text:list-item>
              <text:p text:style-name="P154">Considerably faster than Dudirekta for managed and direct mounts</text:p>
            </text:list-item>
            <text:list-item>
              <text:p text:style-name="P154">Has support for connection pooling, giving it a significant performance benefit over Dudirekta for managed mounts</text:p>
            </text:list-item>
            <text:list-item>
              <text:p text:style-name="P154">Very good performance for direct mounts with 0ms RTT</text:p>
            </text:list-item>
            <text:list-item>
              <text:p text:style-name="P154">Is an industry standard, and has good tooling and known scalability characteristics</text:p>
            </text:list-item>
          </text:list>
        </text:list-item>
        <text:list-item>
          <text:p text:style-name="P152">fRPC</text:p>
          <text:list text:style-name="L155">
            <text:list-item>
              <text:p text:style-name="P155">Has consistently higher throughput than gRPC in managed mounts due to internal optimizations</text:p>
            </text:list-item>
            <text:list-item>
              <text:p text:style-name="P155">Is faster than Dudirekta in both direct mounts and managed mounts due to support for connection pooling</text:p>
            </text:list-item>
            <text:list-item>
              <text:p text:style-name="P155">Is much more minimal than gRPC/Protocol Buffers, making it more maintainable</text:p>
            </text:list-item>
            <text:list-item>
              <text:p text:style-name="P155">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56">
        <text:list-item>
          <text:p text:style-name="P156">Redis</text:p>
          <text:list text:style-name="L157">
            <text:list-item>
              <text:p text:style-name="P157">Has the smallest amount of spread and lowest amount of initial chunk latency at 0ms RTT</text:p>
            </text:list-item>
            <text:list-item>
              <text:p text:style-name="P157">Direct mounts have a lower throughput compared to managed mounts, showing good support for concurrent chunk access</text:p>
            </text:list-item>
            <text:list-item>
              <text:p text:style-name="P157">Has the highest throughput for direct mounts by a significant margin due to its optimized protocol and fast key lookups</text:p>
            </text:list-item>
            <text:list-item>
              <text:p text:style-name="P157">Is also the fastest network-capable backend for managed mounts, once again due to the good support for concurrent access</text:p>
            </text:list-item>
            <text:list-item>
              <text:p text:style-name="P157">Good choice for ephermeral data like caches, where speed or the need for the direct mount API is important</text:p>
            </text:list-item>
          </text:list>
        </text:list-item>
        <text:list-item>
          <text:p text:style-name="P156">Cassandra</text:p>
          <text:list text:style-name="L158">
            <text:list-item>
              <text:p text:style-name="P158">Has highest throughput in 0ms RTT deployments for direct mounts, showing very good concurrent access performance</text:p>
            </text:list-item>
            <text:list-item>
              <text:p text:style-name="P158">Falls short when it comes to usage in direct mounts, where the performance is worse than any other backend, showing a high read latency overhead for looking up individual chunks</text:p>
            </text:list-item>
            <text:list-item>
              <text:p text:style-name="P158">As RTT increases, has only slightly less throughput compared to Redis</text:p>
            </text:list-item>
            <text:list-item>
              <text:p text:style-name="P158">Is a good choice if most data will be accessed by the managed mount’s background pull system, but a bad choice if chunks will be accessed outside of this due to the low direct mount throughput</text:p>
            </text:list-item>
            <text:list-item>
              <text:p text:style-name="P158">Is a good choice if the data should be persistent, since Cassandra can provide varying consistency guarantees, unlike Redis</text:p>
            </text:list-item>
          </text:list>
        </text:list-item>
        <text:list-item>
          <text:p text:style-name="P156">S3</text:p>
          <text:list text:style-name="L159">
            <text:list-item>
              <text:p text:style-name="P159">Has the lowest performance of the network-capable backends that were implemented for managed mounts</text:p>
            </text:list-item>
            <text:list-item>
              <text:p text:style-name="P159">Performance for managed mounts is consistently low even as RTT increases, presumably due to the high overhead of having to make HTTP requests to retrieve individual chunks</text:p>
            </text:list-item>
            <text:list-item>
              <text:p text:style-name="P159">Does perform better than Cassandra for direct mounts</text:p>
            </text:list-item>
            <text:list-item>
              <text:p text:style-name="P159">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60">
        <text:list-item>
          <text:p text:style-name="P160">Limitations of NBD and <text:span text:style-name="Source_Text">ublk</text:span> as an alternative</text:p>
          <text:list text:style-name="L161">
            <text:list-item>
              <text:p text:style-name="P161">NBD is the underlying technology for both direct and managed mounts</text:p>
            </text:list-item>
            <text:list-item>
              <text:p text:style-name="P161">NBD is a battle-tested solution for this with fairly good performance</text:p>
            </text:list-item>
            <text:list-item>
              <text:p text:style-name="P161">In the future a more lean implemenation called <text:span text:style-name="Source_Text">ublk</text:span> could also be used</text:p>
            </text:list-item>
            <text:list-item>
              <text:p text:style-name="P161"><text:span text:style-name="Source_Text">ublk</text:span> uses <text:span text:style-name="Source_Text">io_uring</text:span>, which means that it could potentially allow for much faster concurrent access</text:p>
            </text:list-item>
            <text:list-item>
              <text:p text:style-name="P161">It is similar to NBD; it also uses a user space server to provide the block device backend, and a kernel <text:span text:style-name="Source_Text">ublk</text:span> driver that creates <text:span text:style-name="Source_Text">/dev/ublkb*</text:span> devices</text:p>
            </text:list-item>
            <text:list-item>
              <text:p text:style-name="P161">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61">The <text:span text:style-name="Source_Text">io_uring</text:span> architecture promises lower latency and better throughput</text:p>
            </text:list-item>
            <text:list-item>
              <text:p text:style-name="P161">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62">
        <text:list-item>
          <text:p text:style-name="P162">Issues with the r3map implementation</text:p>
          <text:list text:style-name="L163">
            <text:list-item>
              <text:p text:style-name="P163">While the managed mounts API mostly works, there are some issues with it being implemented in Go</text:p>
            </text:list-item>
            <text:list-item>
              <text:p text:style-name="P163">This is mostly due to deadlocking issues; if the GC tries to release memory, it has to stop the world</text:p>
            </text:list-item>
            <text:list-item>
              <text:p text:style-name="P163">If the <text:span text:style-name="Source_Text">mmap</text:span> API is used, it is possible that the GC tries to manage the underlying slice, or tries to release memory as data is being copied from the mount</text:p>
            </text:list-item>
            <text:list-item>
              <text:p text:style-name="P163">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6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63">This is fixable by simply starting the server in separate process or other context where the GC does not cause it to stop, and then <text:span text:style-name="Source_Text">mmap</text:span>ing</text:p>
            </text:list-item>
            <text:list-item>
              <text:p text:style-name="P163">Issues like this however are hard to fix, and point to Go potentially not being the correct language to use for this part of the system</text:p>
            </text:list-item>
            <text:list-item>
              <text:p text:style-name="P163">In the future, using a language without a GC (such as Rust) could provide a good alternative</text:p>
            </text:list-item>
            <text:list-item>
              <text:p text:style-name="P16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64">
        <text:list-item>
          <text:p text:style-name="P164">ram-dl is a fun experiment</text:p>
        </text:list-item>
        <text:list-item>
          <text:p text:style-name="P164">Is a tech demo for r3map</text:p>
        </text:list-item>
        <text:list-item>
          <text:p text:style-name="P164">Uses the fRPC backend to expand local system memory</text:p>
        </text:list-item>
        <text:list-item>
          <text:p text:style-name="P164">Allows mounting a remote system’s RAM locally</text:p>
        </text:list-item>
        <text:list-item>
          <text:p text:style-name="P164">Can be used to inspect a remote system’s memory contents</text:p>
        </text:list-item>
        <text:list-item>
          <text:p text:style-name="P164">Is based on the direct mount API</text:p>
        </text:list-item>
        <text:list-item>
          <text:p text:style-name="P164">Uses mkswap, swapon and swapoff (code snippet from https://github.com/pojntfx/ram-dl/blob/main/cmd/ram-dl/main.go#L170-L190)</text:p>
        </text:list-item>
        <text:list-item>
          <text:p text:style-name="P164">Enables paging out to the block device provided by the direct mount API</text:p>
        </text:list-item>
        <text:list-item>
          <text:p text:style-name="P164"><text:span text:style-name="Source_Text">ram-ul</text:span> “uploads” RAM by exposing a memory, file or directory-backed file over fRPC</text:p>
        </text:list-item>
        <text:list-item>
          <text:p text:style-name="P164"><text:span text:style-name="Source_Text">ram-dl</text:span> then does all of the above</text:p>
        </text:list-item>
        <text:list-item>
          <text:p text:style-name="P164">Not really intended for real-world usecases, but does show that this can be used for interesting usecases such as real, remote RAM/Swap</text:p>
        </text:list-item>
        <text:list-item>
          <text:p text:style-name="P16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65">
        <text:list-item>
          <text:p text:style-name="P165">Overview</text:p>
          <text:list text:style-name="L166">
            <text:list-item>
              <text:p text:style-name="P166">tapisk is an interesting usecase because of how close it is to STFS, which provided the inspiration for the FUSE-based approach</text:p>
            </text:list-item>
            <text:list-item>
              <text:p text:style-name="P166">Very high read/write backend latency (multiple seconds, up to 90s, due to seeking)</text:p>
            </text:list-item>
            <text:list-item>
              <text:p text:style-name="P166">Linear access, no random reads</text:p>
            </text:list-item>
            <text:list-item>
              <text:p text:style-name="P166">Can benefit a lot from asynchronous writes provided by managed mounts</text:p>
            </text:list-item>
            <text:list-item>
              <text:p text:style-name="P166">Fast storage acts as a caching layer</text:p>
            </text:list-item>
            <text:list-item>
              <text:p text:style-name="P166">Backend is linear, so only one read/write possible at a time</text:p>
            </text:list-item>
            <text:list-item>
              <text:p text:style-name="P166">With local backend, writes are de-duplicated automatically and both can be asynchronous/concurrent</text:p>
            </text:list-item>
            <text:list-item>
              <text:p text:style-name="P166">Writes go to fast (“local”) backend first, syncer then handles in both directions</text:p>
            </text:list-item>
            <text:list-item>
              <text:p text:style-name="P166">Only one concurrent reader/writer makes sense</text:p>
            </text:list-item>
            <text:list-item>
              <text:p text:style-name="P166">Syncing intervals to/from can maybe be minutes or more to make it more efficient (since long, connected write intervals prevent having to seek to a different position on disk)</text:p>
            </text:list-item>
          </text:list>
        </text:list-item>
        <text:list-item>
          <text:p text:style-name="P165">Implementation</text:p>
          <text:list text:style-name="L167">
            <text:list-item>
              <text:p text:style-name="P167">Chunking works on tape drive records and blocks</text:p>
            </text:list-item>
            <text:list-item>
              <text:p text:style-name="P167"><text:span text:style-name="Source_Text">bbolt</text:span> DB is used as an index</text:p>
            </text:list-item>
            <text:list-item>
              <text:p text:style-name="P167">Index maps simulated offsets to real tape records (code snippet from https://github.com/pojntfx/tapisk/blob/main/pkg/index/bbolt.go#L43-L68)</text:p>
            </text:list-item>
            <text:list-item>
              <text:p text:style-name="P167">When reading, first the tape looks up the real tape record for the requested offset (code snippet from https://github.com/pojntfx/tapisk/blob/main/pkg/backend/tape.go#L71-L78)</text:p>
            </text:list-item>
            <text:list-item>
              <text:p text:style-name="P167">Seeking can then use the accelerated <text:span text:style-name="Source_Text">MTSEEK</text:span> ioctl to fast-forward to a record on the tape (code snippet from https://github.com/pojntfx/tapisk/blob/main/pkg/mtio/tape.go#L25-L40)</text:p>
            </text:list-item>
            <text:list-item>
              <text:p text:style-name="P167">After seeking to the block, the chunk is read from the tape into memory</text:p>
            </text:list-item>
            <text:list-item>
              <text:p text:style-name="P167">When writing the drive seeks to the end of the tape (unless the last operation was a write already, in which case we’re already at the end) (code snippet from https://github.com/pojntfx/tapisk/blob/main/pkg/mtio/tape.go#L57-L72)</text:p>
            </text:list-item>
            <text:list-item>
              <text:p text:style-name="P167">After that, the current real tape block position is requested, stored in the index, and the offset is written to the tape (code snippet from https://github.com/pojntfx/tapisk/blob/main/pkg/backend/tape.go#L87-L119)</text:p>
            </text:list-item>
          </text:list>
        </text:list-item>
        <text:list-item>
          <text:p text:style-name="P165">Evaluation</text:p>
          <text:list text:style-name="L168">
            <text:list-item>
              <text:p text:style-name="P168"><text:span text:style-name="Source_Text">tapisk</text:span> is a unique usecase that shows the versitility of the approach chosen and how flexible it is</text:p>
            </text:list-item>
            <text:list-item>
              <text:p text:style-name="P168">E.g. the chunking system didn’t have to be reimplemented (like with STFS) - we could just use the managed mount API directly without changes</text:p>
            </text:list-item>
            <text:list-item>
              <text:p text:style-name="P168">This essentially makes the tape a chunked, reusable <text:span text:style-name="Source_Text">ReadWriterAt</text:span>, in the same way as the directory backend</text:p>
            </text:list-item>
            <text:list-item>
              <text:p text:style-name="P168">By using a RPC backend, a remote tape can be accessed in the same way, making it possible to map e.g. a remote library’s tape robot to your local memory</text:p>
            </text:list-item>
            <text:list-item>
              <text:p text:style-name="P168">Tape backends can also be used to access large amounts of linear data (terrabytes) from a tape as though it were in memory</text:p>
            </text:list-item>
            <text:list-item>
              <text:p text:style-name="P168">Makes it possible to access even large datasets or backups in a way that is comfortable and known to developers, compared to other tooling like <text:span text:style-name="Source_Text">tar</text:span></text:p>
            </text:list-item>
            <text:list-item>
              <text:p text:style-name="P168">Can actually be a real usecase to replace LTFS</text:p>
            </text:list-item>
            <text:list-item>
              <text:p text:style-name="P168">If a file system (e.g. EXT4) is written to the tape, the tape can be mounted as a filesystem, too</text:p>
            </text:list-item>
            <text:list-item>
              <text:p text:style-name="P168">LTFS is a kernel module filesystem for tape drives that makes them a file system the same way as STFS</text:p>
            </text:list-item>
            <text:list-item>
              <text:p text:style-name="P168">But is its own filesystem, while tapisk allows using any existing and tested filesystem on top of the generic block device</text:p>
            </text:list-item>
            <text:list-item>
              <text:p text:style-name="P168">Doesn’t support the caching, making it hard to use for memory mapping, too</text:p>
            </text:list-item>
            <text:list-item>
              <text:p text:style-name="P168">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69">
        <text:list-item>
          <text:p text:style-name="P169">Existing Solutions</text:p>
          <text:list text:style-name="L170">
            <text:list-item>
              <text:p text:style-name="P170">Another potential usecase is using r3map to create a mountable remote filesystem with unique properties</text:p>
            </text:list-item>
            <text:list-item>
              <text:p text:style-name="P170">Currently there are two choices on how these can be implemented</text:p>
            </text:list-item>
            <text:list-item>
              <text:p text:style-name="P170">Google Drive, Nextcloud etc. listen to file changes on a folder and synchronize files when they change, similarly to the file synchronization approach to memory synchronization</text:p>
            </text:list-item>
            <text:list-item>
              <text:p text:style-name="P170">The big drawback is that everything needs to be stored locally</text:p>
            </text:list-item>
            <text:list-item>
              <text:p text:style-name="P170">If a lot of data is stored (e.g. terabytes), the locally available files would need to be manually selected</text:p>
            </text:list-item>
            <text:list-item>
              <text:p text:style-name="P170">There is no way to dynamically download files this way as they are required</text:p>
            </text:list-item>
            <text:list-item>
              <text:p text:style-name="P170">It is however very efficient, since the filesystem is completely transparent to the user (writes are being synced back asynchronously)</text:p>
            </text:list-item>
            <text:list-item>
              <text:p text:style-name="P170">It also supports an offline usecase easily</text:p>
            </text:list-item>
            <text:list-item>
              <text:p text:style-name="P170">The other option is to use a FUSE, e.g. <text:span text:style-name="Source_Text">s3-fuse</text:span></text:p>
            </text:list-item>
            <text:list-item>
              <text:p text:style-name="P170">This means that files can be fetched on demand</text:p>
            </text:list-item>
            <text:list-item>
              <text:p text:style-name="P170">But comes with a heavy performance penalty</text:p>
            </text:list-item>
            <text:list-item>
              <text:p text:style-name="P170">Writes are usually done (esp. for <text:span text:style-name="Source_Text">s3-fuse</text:span>) when they are communicated to the FUSE by the kernel, which makes writes very slow</text:p>
            </text:list-item>
            <text:list-item>
              <text:p text:style-name="P170">Offline usage is also hard/usually impossible</text:p>
            </text:list-item>
            <text:list-item>
              <text:p text:style-name="P170">Also usually not a fully featured system (e.g. not <text:span text:style-name="Source_Text">inotify</text:span> support, missing permissions etc.)</text:p>
            </text:list-item>
            <text:list-item>
              <text:p text:style-name="P170">This leaves the choice between two imperfect systems, all with their own downsides</text:p>
            </text:list-item>
          </text:list>
        </text:list-item>
        <text:list-item>
          <text:p text:style-name="P169">Hybrid Approach</text:p>
          <text:list text:style-name="L171">
            <text:list-item>
              <text:p text:style-name="P171">Using r3map can combine both approaches by both not having to download all files in advance and being able to write back changes asynchronously</text:p>
            </text:list-item>
            <text:list-item>
              <text:p text:style-name="P171">It is also a fully-featured filesystem</text:p>
            </text:list-item>
            <text:list-item>
              <text:p text:style-name="P171">Files can also be downloaded preemptively for offline access, just like with e.g. the Google Drive approach</text:p>
            </text:list-item>
            <text:list-item>
              <text:p text:style-name="P171">This can be achieved by using the managed mount API</text:p>
            </text:list-item>
            <text:list-item>
              <text:p text:style-name="P171">The block device is formatted using any valid filesystem (e.g. EXT4) and then mounted</text:p>
            </text:list-item>
            <text:list-item>
              <text:p text:style-name="P171">If files should be downloaded in the background, the amount of pull workers can be set to anything <text:span text:style-name="Source_Text">&gt;0</text:span></text:p>
            </text:list-item>
            <text:list-item>
              <text:p text:style-name="P171">Reads to blocks/files that haven’t been read yet can be resolved from the remote backend, giving a FUSE-like experience</text:p>
            </text:list-item>
            <text:list-item>
              <text:p text:style-name="P171">Since read block are then written to the local one, making subsequent reads almost as fast as native disk reads (unlike in FUSE/like in the Nextcloud approach)</text:p>
            </text:list-item>
            <text:list-item>
              <text:p text:style-name="P171">Writes are done to the local backend and can then be synced up in periodic intervals like with the Nextcloud approach, making them much faster than a FUSE, too</text:p>
            </text:list-item>
            <text:list-item>
              <text:p text:style-name="P171">Similarly to how the mount API is used, the migration API could then be used to move the file system between two hosts in a highly efficient way and without a long downtime</text:p>
            </text:list-item>
            <text:list-item>
              <text:p text:style-name="P171">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72">
        <text:list-item>
          <text:p text:style-name="P172">Streaming access to remote databases</text:p>
          <text:list text:style-name="L173">
            <text:list-item>
              <text:p text:style-name="P173">Another usecase is accessing a remote database locally</text:p>
            </text:list-item>
            <text:list-item>
              <text:p text:style-name="P173">While using a database backend is one option of storing chunks, an actual database can also be stored in a mount as well</text:p>
            </text:list-item>
            <text:list-item>
              <text:p text:style-name="P173">Particularly interesting for in-memory or on-disk databases like SQLite</text:p>
            </text:list-item>
            <text:list-item>
              <text:p text:style-name="P173">Instead of having to download the entire SQLite database before using it, it can simply be mounted, and accessed as it is being used</text:p>
            </text:list-item>
            <text:list-item>
              <text:p text:style-name="P173">This allows very efficient network access, as only very rarely the entire database is needed</text:p>
            </text:list-item>
            <text:list-item>
              <text:p text:style-name="P173">Since reads are cached with the managed mount API, only the first read should potentially have a performance impact</text:p>
            </text:list-item>
            <text:list-item>
              <text:p text:style-name="P173">Similarly so writes to the database will be more or less the same throughput as to the local disk, since changes are written back asynchronously</text:p>
            </text:list-item>
            <text:list-item>
              <text:p text:style-name="P173">If the full database should eventually be accessible locally, the background pullers can be used</text:p>
            </text:list-item>
            <text:list-item>
              <text:p text:style-name="P173">If the location of e.g. indexes is known, then the pull heuristic can be specified to fetch these first to speed up initial queries</text:p>
            </text:list-item>
            <text:list-item>
              <text:p text:style-name="P173">SQLite itself doesn’t have to support a special interface or changes for this to work, since it can simply use the mount’s block device as it’s backend, which shows how universally the concept is usable</text:p>
            </text:list-item>
          </text:list>
        </text:list-item>
        <text:list-item>
          <text:p text:style-name="P172">Making arbitrary file formats streamable</text:p>
          <text:list text:style-name="L174">
            <text:list-item>
              <text:p text:style-name="P174">This concept doesn’t just apply to SQLite however</text:p>
            </text:list-item>
            <text:list-item>
              <text:p text:style-name="P174">Other uses could for example be to make formats that are usually not streamable due to technical limitations</text:p>
            </text:list-item>
            <text:list-item>
              <text:p text:style-name="P174">One such format is famously MP4</text:p>
            </text:list-item>
            <text:list-item>
              <text:p text:style-name="P174">Usually, if someone downloads a MP4, they can’t start playing it before they have finished downloading</text:p>
            </text:list-item>
            <text:list-item>
              <text:p text:style-name="P174">This is because MP4s store metadata at the end of the file (graphic with metadata)</text:p>
            </text:list-item>
            <text:list-item>
              <text:p text:style-name="P174">The reason for storing this at the end is that generating the metadata requires encoding the video first</text:p>
            </text:list-item>
            <text:list-item>
              <text:p text:style-name="P174">Usually, if the file is downloaded from start to finish, then this metadata wouldn’t be accessible, and simply inverting the download order wouldn’t work since the stream would still be stored in different offsets of the file</text:p>
            </text:list-item>
            <text:list-item>
              <text:p text:style-name="P174">While there are ways of changing this (for example by storing the metadata in the beginning after the entire MP4 has been transcoded), this is not possible for already existing files</text:p>
            </text:list-item>
            <text:list-item>
              <text:p text:style-name="P174">With r3map however, the pull heuristic function can be used to immediately pre-fetch the metadata, and the individual chunks of the MP4 file are then being fetched in the background or as they are being accessed</text:p>
            </text:list-item>
            <text:list-item>
              <text:p text:style-name="P174">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72">Streaming app and game assets</text:p>
          <text:list text:style-name="L175">
            <text:list-item>
              <text:p text:style-name="P175">Another use case of this in-place streaming approach could be in gaming</text:p>
            </text:list-item>
            <text:list-item>
              <text:p text:style-name="P175">Usually, all assets of a game are currently being downloaded before the game is playable</text:p>
            </text:list-item>
            <text:list-item>
              <text:p text:style-name="P175">For many new AAA games, this can be hundreds of gigabytes</text:p>
            </text:list-item>
            <text:list-item>
              <text:p text:style-name="P175">Many of these assets aren’t required to start the game however</text:p>
            </text:list-item>
            <text:list-item>
              <text:p text:style-name="P175">Only some of them (e.g. the launcher, UI libraries, first level etc.) are</text:p>
            </text:list-item>
            <text:list-item>
              <text:p text:style-name="P175">In theory, one could design a game engine in such a way that these things are only fetched from a remote as they are required</text:p>
            </text:list-item>
            <text:list-item>
              <text:p text:style-name="P175">This would however require changing the way new games work, and would not work for existing games</text:p>
            </text:list-item>
            <text:list-item>
              <text:p text:style-name="P175">Playing games of e.g. a network drive or FUSE is also unrealistic due to performance limitations</text:p>
            </text:list-item>
            <text:list-item>
              <text:p text:style-name="P175">Using the managed mount API, the performance limitations of such an approach can be reduced, without changes to the game</text:p>
            </text:list-item>
            <text:list-item>
              <text:p text:style-name="P175">By using the background pull system, reads from chunks that have already been pulled are almost as fast as native disk reads</text:p>
            </text:list-item>
            <text:list-item>
              <text:p text:style-name="P175">By analyzing the data access pattern of an existing game, a pull heuristic function can be created which will then preemptively pull the game assets that are required first, keeping latency spikes as low as possible</text:p>
            </text:list-item>
            <text:list-item>
              <text:p text:style-name="P175">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75">The same concept could also be applied to launching any application</text:p>
            </text:list-item>
            <text:list-item>
              <text:p text:style-name="P175">For many languages, completely loading a binary or script into memory isn’t required for it to start executing</text:p>
            </text:list-item>
            <text:list-item>
              <text:p text:style-name="P175">Without significant changes to most interpreters and language VMs however, loading a file from a file system is the only available interface for loading programs</text:p>
            </text:list-item>
            <text:list-item>
              <text:p text:style-name="P175">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76">
        <text:list-item>
          <text:p text:style-name="P176">Modelling state</text:p>
          <text:list text:style-name="L177">
            <text:list-item>
              <text:p text:style-name="P177">Synchronization of app state is hard</text:p>
            </text:list-item>
            <text:list-item>
              <text:p text:style-name="P177">Even for hand-off scenarios a custom protocol is built most of the times</text:p>
            </text:list-item>
            <text:list-item>
              <text:p text:style-name="P177">It is possible to use a database sometimes (e.g. Firebase) to synchronize things</text:p>
            </text:list-item>
            <text:list-item>
              <text:p text:style-name="P177">But that can’t sync all data structures and requires using specific APIs to sync things</text:p>
            </text:list-item>
            <text:list-item>
              <text:p text:style-name="P177">What if you could mount and/or migrate any ressource?</text:p>
            </text:list-item>
            <text:list-item>
              <text:p text:style-name="P177">Usually these structures are marshalled, sent over a network, received on a second system, unmarshalled, and then are done being synced</text:p>
            </text:list-item>
            <text:list-item>
              <text:p text:style-name="P177">Requires a complex sync protocol, and when to sync, when to pull etc. is inefficient and usually happens over a third party (e.g. a database)</text:p>
            </text:list-item>
            <text:list-item>
              <text:p text:style-name="P177">Data structures can almost always be represented by am <text:span text:style-name="Source_Text">[]byte</text:span></text:p>
            </text:list-item>
            <text:list-item>
              <text:p text:style-name="P177">If the data structures are allocated from on a <text:span text:style-name="Source_Text">[]byte</text:span> from the block device, we can use the managed mount/direct mount/migration APIs to send/receive them or mount them</text:p>
            </text:list-item>
          </text:list>
        </text:list-item>
        <text:list-item>
          <text:p text:style-name="P176">Persisting state</text:p>
          <text:list text:style-name="L178">
            <text:list-item>
              <text:p text:style-name="P178">This makes a few interesting usecases possible</text:p>
            </text:list-item>
            <text:list-item>
              <text:p text:style-name="P178">For example, one could imagine a TODO app</text:p>
            </text:list-item>
            <text:list-item>
              <text:p text:style-name="P178">By default, the app mounts the TODO list as a byte slice from a remote server</text:p>
            </text:list-item>
            <text:list-item>
              <text:p text:style-name="P178">Since authentication is pluggable and e.g. a database backend with a prefix for the user can be used, this could scaly fairly well</text:p>
            </text:list-item>
            <text:list-item>
              <text:p text:style-name="P178">Using the pre-emptive background pulls, when the user connects, they could stream the byte slice in from the remote server as the app is accessing it, and also pre-emptively pull the rest</text:p>
            </text:list-item>
            <text:list-item>
              <text:p text:style-name="P178">If the TODO list is modified by changing it in memory, these changes are automatically being written to the local backend</text:p>
            </text:list-item>
            <text:list-item>
              <text:p text:style-name="P178">The asynchronous push algorithm can then take these changes and sync them up to the remote backend when required</text:p>
            </text:list-item>
            <text:list-item>
              <text:p text:style-name="P178">If the local backend is persistent, such a setup can even survive network outages</text:p>
            </text:list-item>
          </text:list>
        </text:list-item>
        <text:list-item>
          <text:p text:style-name="P176">Migrating app state between hosts</text:p>
          <text:list text:style-name="L179">
            <text:list-item>
              <text:p text:style-name="P179">More interesting possibly than this smart mount, where the remote struct is completely transparent to the user, could be the migration usecase</text:p>
            </text:list-item>
            <text:list-item>
              <text:p text:style-name="P179">If a user has the TODO app running on a phone, but wants to continue writing on their desktop, they can migrate the app’s state with r3map</text:p>
            </text:list-item>
            <text:list-item>
              <text:p text:style-name="P179">In this usecase, the migration API could be used</text:p>
            </text:list-item>
            <text:list-item>
              <text:p text:style-name="P179">The pre-copy phase could be automatically detected if the phone comes physically close to the computer</text:p>
            </text:list-item>
            <text:list-item>
              <text:p text:style-name="P179">Since this would be a LAN scenario, the migration would be very fast and allow for interesting hand-off usecases</text:p>
            </text:list-item>
            <text:list-item>
              <text:p text:style-name="P179">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79">Migrating an app’s TODO list or any internal data structure is one option</text:p>
            </text:list-item>
          </text:list>
        </text:list-item>
        <text:list-item>
          <text:p text:style-name="P176">Migrating virtual machines</text:p>
          <text:list text:style-name="L180">
            <text:list-item>
              <text:p text:style-name="P180">Locking is not handled by this, only one user is supported</text:p>
            </text:list-item>
            <text:list-item>
              <text:p text:style-name="P180">The in-memory representation would also need to be universal</text:p>
            </text:list-item>
            <text:list-item>
              <text:p text:style-name="P180">This is not the case with Go and for different CPU architectures</text:p>
            </text:list-item>
            <text:list-item>
              <text:p text:style-name="P180">Using a toolkit like Apache Arrow can provide a universal format for this memory, but many other things are possible if a layer of indirection is added</text:p>
            </text:list-item>
            <text:list-item>
              <text:p text:style-name="P180">But if e.g. Go is compiled to Wasm, and the Wasm VM’s linear memory is pointed to the NBD device, it is</text:p>
            </text:list-item>
            <text:list-item>
              <text:p text:style-name="P180">This would also allow storing in the entire app state in the Wasm remote, with no changes to the app itself</text:p>
            </text:list-item>
            <text:list-item>
              <text:p text:style-name="P180">As mentioned before, a Wasm VM’s memory could also be migrated this way, allowing for any Wasm app to be transfered between hosts</text:p>
            </text:list-item>
            <text:list-item>
              <text:p text:style-name="P180">Similarly so, the Wasm app’s binary, a mounted WASI filesystem etc. could all be synchronized this way, too</text:p>
            </text:list-item>
            <text:list-item>
              <text:p text:style-name="P180">Thanks to the preemptive pull mechanism, restoring e.g. a Wasm VM outside a migration would also be a very fast operation</text:p>
            </text:list-item>
            <text:list-item>
              <text:p text:style-name="P180">r3map can also be used for actual VM migration, with any hypervisor that supports mapping a VM’s memory to a block device</text:p>
            </text:list-item>
            <text:list-item>
              <text:p text:style-name="P180">This could also be other VMs (like e.g. the JVM), a browser’s JS VM, or - if the processor architectures etc. match - an entire process’s memory space</text:p>
            </text:list-item>
            <text:list-item>
              <text:p text:style-name="P180">Using the mount API, it would also be possible to bring the concept of VM snapshots to almost any app</text:p>
            </text:list-item>
            <text:list-item>
              <text:p text:style-name="P180">Essentially, its VM memory migration and snapshots, but for any kind of state</text:p>
            </text:list-item>
            <text:list-item>
              <text:p text:style-name="P18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81">
        <text:list-item>
          <text:p text:style-name="P181">Due to the flexible nature of r3map, it is possible to bring the semantics of VM live migration and snapshots to anything that has state</text:p>
        </text:list-item>
        <text:list-item>
          <text:p text:style-name="P181">Looking back at all synchronization options and comparing ease of implementation, CPU load and network traffic between them</text:p>
        </text:list-item>
        <text:list-item>
          <text:p text:style-name="P181">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82">
        <text:list-item>
          <text:p text:style-name="P182">Answer to the research question (Could memory be the universal way to access and migrate state? - Yes!)</text:p>
        </text:list-item>
        <text:list-item>
          <text:p text:style-name="P182">What would be possible if memory became the universal way to access state (short recap of the ideas for use cases)</text:p>
        </text:list-item>
        <text:list-item>
          <text:p text:style-name="P182">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83">
        <text:list-item>
          <text:p text:style-name="P183">Abstract</text:p>
        </text:list-item>
        <text:list-item>
          <text:p text:style-name="P183">Tables</text:p>
          <text:list text:style-name="L184">
            <text:list-item>
              <text:p text:style-name="P184">Content</text:p>
            </text:list-item>
            <text:list-item>
              <text:p text:style-name="P184">Graphics</text:p>
            </text:list-item>
            <text:list-item>
              <text:p text:style-name="P184">Abbrevations</text:p>
            </text:list-item>
          </text:list>
        </text:list-item>
        <text:list-item>
          <text:p text:style-name="P183">Introduction: Research question/goal</text:p>
        </text:list-item>
        <text:list-item>
          <text:p text:style-name="P183">Technology: Current state of research and introductions to related topics (like a reference book)</text:p>
        </text:list-item>
        <text:list-item>
          <text:p text:style-name="P183">Planning: Ideas on how to solve the research question/goal</text:p>
        </text:list-item>
        <text:list-item>
          <text:p text:style-name="P183">Implementation: Description of how the ideas were implemented</text:p>
        </text:list-item>
        <text:list-item>
          <text:p text:style-name="P183">Results: Which results each of the methods yielded (i.e. benchmarks)</text:p>
        </text:list-item>
        <text:list-item>
          <text:p text:style-name="P183">Discussion: How the individual results can be interpreted and what use cases there are for the methods</text:p>
        </text:list-item>
        <text:list-item>
          <text:p text:style-name="P183">Summary: How the discussion can be interpreted as a whole</text:p>
        </text:list-item>
        <text:list-item>
          <text:p text:style-name="P18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7T23:41:25Z</meta:creation-date>
    <dc:date>2023-07-27T23:41:25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